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0715in"/>
    </style:style>
    <style:style style:name="Table2.C" style:family="table-column">
      <style:table-column-properties style:column-width="0.825in"/>
    </style:style>
    <style:style style:name="Table2.D" style:family="table-column">
      <style:table-column-properties style:column-width="0.9903in"/>
    </style:style>
    <style:style style:name="Table2.F" style:family="table-column">
      <style:table-column-properties style:column-width="0.9896in"/>
    </style:style>
    <style:style style:name="Table2.G" style:family="table-column">
      <style:table-column-properties style:column-width="0.9889in"/>
    </style:style>
    <style:style style:name="Table2.A1" style:family="table-cell">
      <style:table-cell-properties style:vertical-align="middle"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G1" style:family="table-cell">
      <style:table-cell-properties style:vertical-align="middle" fo:background-color="#b2b2b2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G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9882in"/>
    </style:style>
    <style:style style:name="Table1.B" style:family="table-column">
      <style:table-column-properties style:column-width="0.9896in"/>
    </style:style>
    <style:style style:name="Table1.C" style:family="table-column">
      <style:table-column-properties style:column-width="0.9903in"/>
    </style:style>
    <style:style style:name="Table1.F" style:family="table-column">
      <style:table-column-properties style:column-width="0.9264in"/>
    </style:style>
    <style:style style:name="Table1.G" style:family="table-column">
      <style:table-column-properties style:column-width="1.0521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#b2b2b2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G1" style:family="table-cell">
      <style:table-cell-properties style:vertical-align="middle" fo:background-color="#b2b2b2" fo:padding="0.0382in" fo:border="0.05pt solid #000000" style:writing-mode="page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0.7576in"/>
    </style:style>
    <style:style style:name="Table4.B" style:family="table-column">
      <style:table-column-properties style:column-width="0.759in"/>
    </style:style>
    <style:style style:name="Table4.C" style:family="table-column">
      <style:table-column-properties style:column-width="0.7597in"/>
    </style:style>
    <style:style style:name="Table4.F" style:family="table-column">
      <style:table-column-properties style:column-width="0.7104in"/>
    </style:style>
    <style:style style:name="Table4.G" style:family="table-column">
      <style:table-column-properties style:column-width="0.8076in"/>
    </style:style>
    <style:style style:name="Table4.H" style:family="table-column">
      <style:table-column-properties style:column-width="0.8069in"/>
    </style:style>
    <style:style style:name="Table4.I" style:family="table-column">
      <style:table-column-properties style:column-width="0.8063in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middle" fo:background-color="#b2b2b2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.I1" style:family="table-cell">
      <style:table-cell-properties style:vertical-align="middle" fo:background-color="#b2b2b2" fo:padding="0.0382in" fo:border="0.05pt solid #000000" style:writing-mode="page">
        <style:background-image/>
      </style:table-cell-properties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F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G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H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I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officeooo:rsid="002936ae" officeooo:paragraph-rsid="002936ae" style:font-size-asian="12pt" style:font-size-complex="12pt"/>
    </style:style>
    <style:style style:name="P3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fo:font-weight="bold" officeooo:paragraph-rsid="002f1bf9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rsid="002f1bf9" officeooo:paragraph-rsid="002f1bf9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officeooo:rsid="002f1bf9" officeooo:paragraph-rsid="002f1bf9" style:font-size-asian="18pt" style:font-weight-asian="bold" style:font-size-complex="18pt" style:font-weight-complex="bold"/>
    </style:style>
    <style:style style:name="P8" style:family="paragraph" style:parent-style-name="Standard">
      <style:text-properties style:font-name="Arial" officeooo:paragraph-rsid="003be3ef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Standard">
      <style:paragraph-properties fo:break-before="page"/>
      <style:text-properties style:font-name="Arial" fo:font-weight="bold" style:font-weight-asian="bold" style:font-weight-complex="bold"/>
    </style:style>
    <style:style style:name="P11" style:family="paragraph" style:parent-style-name="Standard">
      <style:paragraph-properties fo:break-before="page"/>
      <style:text-properties style:font-name="Arial" officeooo:paragraph-rsid="0040374e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officeooo:paragraph-rsid="0034b675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officeooo:paragraph-rsid="0040374e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bold" officeooo:rsid="0034b675" officeooo:paragraph-rsid="0034b675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font-weight="bold" officeooo:rsid="003aa93b" officeooo:paragraph-rsid="003aa93b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font-weight="bold" officeooo:rsid="003be3ef" officeooo:paragraph-rsid="0040374e" style:font-size-asian="10pt" style:font-weight-asian="bold" style:font-size-complex="10pt" style:font-weight-complex="bold"/>
    </style:style>
    <style:style style:name="P19" style:family="paragraph" style:parent-style-name="Footer">
      <style:paragraph-properties fo:text-align="end" style:justify-single-word="false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officeooo:rsid="002936ae" officeooo:paragraph-rsid="002936ae" style:font-size-asian="12pt" style:font-size-complex="12pt"/>
    </style:style>
    <style:style style:name="P21" style:family="paragraph" style:parent-style-name="Standard">
      <style:text-properties style:font-name="Arial" fo:font-weight="bold" officeooo:paragraph-rsid="0040374e" style:font-weight-asian="bold" style:font-weight-complex="bold"/>
    </style:style>
    <style:style style:name="P22" style:family="paragraph" style:parent-style-name="Standard">
      <style:text-properties style:font-name="Arial" fo:font-weight="bold" officeooo:paragraph-rsid="0043addc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Arial" fo:font-size="10pt" fo:font-weight="normal" officeooo:rsid="0043addc" officeooo:paragraph-rsid="0043addc" style:font-size-asian="8.75pt" style:font-weight-asian="normal" style:font-size-complex="10pt" style:font-weight-complex="normal"/>
    </style:style>
    <style:style style:name="P24" style:family="paragraph" style:parent-style-name="Standard">
      <style:text-properties style:font-name="Arial" officeooo:paragraph-rsid="0043addc"/>
    </style:style>
    <style:style style:name="P25" style:family="paragraph" style:parent-style-name="Standard">
      <style:text-properties fo:color="#000000" style:text-outline="false" style:text-line-through-style="none" style:text-line-through-type="none" style:font-name="Liberation Serif" fo:font-size="10pt" fo:letter-spacing="normal" fo:font-style="normal" fo:text-shadow="none" style:text-underline-style="none" fo:font-weight="normal" officeooo:paragraph-rsid="003be3ef" style:letter-kerning="true" style:font-size-asian="10pt" style:font-style-asian="normal" style:font-weight-asian="normal" style:text-emphasize="none"/>
    </style:style>
    <style:style style:name="P26" style:family="paragraph" style:parent-style-name="Standard" style:master-page-name="Tabloid">
      <style:paragraph-properties style:page-number="auto"/>
      <style:text-properties style:font-name="Arial" officeooo:paragraph-rsid="0043addc"/>
    </style:style>
    <style:style style:name="P27" style:family="paragraph" style:parent-style-name="Standard" style:master-page-name="Standard">
      <style:paragraph-properties style:page-number="auto"/>
    </style:style>
    <style:style style:name="P2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be3ef" style:font-weight-asian="bold" style:font-weight-complex="bold"/>
    </style:style>
    <style:style style:name="T3" style:family="text">
      <style:text-properties fo:font-weight="bold" officeooo:rsid="0043addc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system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1"/>
      <text:p text:style-name="P1"/>
      <text:p text:style-name="P3"/>
      <text:p text:style-name="P7">DiGraph Power Calculations</text:p>
      <text:p text:style-name="P6"/>
      <text:p text:style-name="P6"/>
      <text:p text:style-name="P5"/>
      <text:p text:style-name="P5"/>
      <text:p text:style-name="P5"/>
      <text:p text:style-name="P5"/>
      <text:p text:style-name="P4"/>
      <text:p text:style-name="P4">Power Service: <text:text-input text:description="systemName">systemName</text:text-input></text:p>
      <text:p text:style-name="P4"/>
      <text:p text:style-name="P4">Date: <text:s/><text:text-input text:description="">dateTime</text:text-input></text:p>
      <text:p text:style-name="P4"/>
      <text:p text:style-name="P10">Node Properties:</text:p>
      <text:p text:style-name="P1"/>
      <table:table table:name="Table2" table:style-name="Table2">
        <table:table-column table:style-name="Table2.A" table:number-columns-repeated="2"/>
        <table:table-column table:style-name="Table2.C"/>
        <table:table-column table:style-name="Table2.D" table:number-columns-repeated="2"/>
        <table:table-column table:style-name="Table2.F"/>
        <table:table-column table:style-name="Table2.G"/>
        <table:table-row>
          <table:table-cell table:style-name="Table2.A1" office:value-type="string">
            <text:p text:style-name="P15">Node</text:p>
          </table:table-cell>
          <table:table-cell table:style-name="Table2.A1" office:value-type="string">
            <text:p text:style-name="P15">Nominal Voltage (V)</text:p>
          </table:table-cell>
          <table:table-cell table:style-name="Table2.A1" office:value-type="string">
            <text:p text:style-name="P15">True Voltage (V)</text:p>
          </table:table-cell>
          <table:table-cell table:style-name="Table2.A1" office:value-type="string">
            <text:p text:style-name="P15">Voltage Drop <text:s/>% </text:p>
          </table:table-cell>
          <table:table-cell table:style-name="Table2.A1" office:value-type="string">
            <text:p text:style-name="P17">Load </text:p>
            <text:p text:style-name="P17">(KVA)</text:p>
          </table:table-cell>
          <table:table-cell table:style-name="Table2.A1" office:value-type="string">
            <text:p text:style-name="P15">L-L Fault Current (amps)</text:p>
          </table:table-cell>
          <table:table-cell table:style-name="Table2.G1" office:value-type="string">
            <text:p text:style-name="P15">L-G Fault Current (amps)</text:p>
          </table:table-cell>
        </table:table-row>
        <table:table-row>
          <table:table-cell table:style-name="Table2.A2" office:value-type="string">
            <text:p text:style-name="P12"><office:annotation office:name="__Annotation__199_2822920335"><dc:creator>Unknown Author</dc:creator><dc:date>2018-06-06T20:29:43.925000000</dc:date><text:p text:style-name="P28"><text:span text:style-name="T4">do row for node in nodeData</text:span></text:p></office:annotation><text:s/><text:text-input text:description="">node['name']</text:text-input><text:text-input text:description=""/></text:p>
          </table:table-cell>
          <table:table-cell table:style-name="Table2.B2" office:value-type="string">
            <text:p text:style-name="P12"><text:text-input text:description="">node['nomVoltage']</text:text-input></text:p>
          </table:table-cell>
          <table:table-cell table:style-name="Table2.C2" office:value-type="string">
            <text:p text:style-name="P12"><text:text-input text:description="">node['trueVoltage']</text:text-input></text:p>
          </table:table-cell>
          <table:table-cell table:style-name="Table2.D2" office:value-type="string">
            <text:p text:style-name="P12"><text:text-input text:description="">node['pctVdrop']</text:text-input></text:p>
          </table:table-cell>
          <table:table-cell table:style-name="Table2.E2" office:value-type="string">
            <text:p text:style-name="P12"><text:text-input text:description="">node['kVA']</text:text-input></text:p>
          </table:table-cell>
          <table:table-cell table:style-name="Table2.F2" office:value-type="string">
            <text:p text:style-name="P12"><text:text-input text:description="">node['SSC_LL']</text:text-input></text:p>
          </table:table-cell>
          <table:table-cell table:style-name="Table2.G2" office:value-type="string">
            <text:p text:style-name="P12"><text:text-input text:description="">node['SSC_LN']</text:text-input><office:annotation-end office:name="__Annotation__199_2822920335"/></text:p>
          </table:table-cell>
        </table:table-row>
      </table:table>
      <text:p text:style-name="P1"/>
      <text:p text:style-name="P10">Conductor Properties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5">From</text:p>
          </table:table-cell>
          <table:table-cell table:style-name="Table1.A1" office:value-type="string">
            <text:p text:style-name="P15">To</text:p>
          </table:table-cell>
          <table:table-cell table:style-name="Table1.A1" office:value-type="string">
            <text:p text:style-name="P15">Length (ft)</text:p>
          </table:table-cell>
          <table:table-cell table:style-name="Table1.A1" office:value-type="string">
            <text:p text:style-name="P15">I (amps)</text:p>
          </table:table-cell>
          <table:table-cell table:style-name="Table1.A1" office:value-type="string">
            <text:p text:style-name="P15">Voltage drop (volts)</text:p>
          </table:table-cell>
          <table:table-cell table:style-name="Table1.A1" office:value-type="string">
            <text:p text:style-name="P15">Wire Size (AWG / kcmil)</text:p>
          </table:table-cell>
          <table:table-cell table:style-name="Table1.G1" office:value-type="string">
            <text:p text:style-name="P16">Conductors Per Phase</text:p>
          </table:table-cell>
        </table:table-row>
        <table:table-row>
          <table:table-cell table:style-name="Table1.A2" office:value-type="string">
            <text:p text:style-name="P12"><office:annotation office:name="__Annotation__4517_160710445"><dc:creator>Unknown Author</dc:creator><dc:date>2018-06-03T20:40:35.842000000</dc:date><text:p text:style-name="P28"><text:span text:style-name="T4">do row for edge in edgeData</text:span></text:p></office:annotation><text:s/><text:text-input text:description="">edge['from']</text:text-input><text:text-input text:description=""/></text:p>
          </table:table-cell>
          <table:table-cell table:style-name="Table1.B2" office:value-type="string">
            <text:p text:style-name="P12"><text:text-input text:description="">edge['to']</text:text-input></text:p>
          </table:table-cell>
          <table:table-cell table:style-name="Table1.C2" office:value-type="string">
            <text:p text:style-name="P12"><text:text-input text:description="">edge['length']</text:text-input></text:p>
          </table:table-cell>
          <table:table-cell table:style-name="Table1.D2" office:value-type="string">
            <text:p text:style-name="P12"><text:text-input text:description="">edge['I']</text:text-input></text:p>
          </table:table-cell>
          <table:table-cell table:style-name="Table1.E2" office:value-type="string">
            <text:p text:style-name="P12"><text:text-input text:description="">edge['vDrop']</text:text-input></text:p>
          </table:table-cell>
          <table:table-cell table:style-name="Table1.F2" office:value-type="string">
            <text:p text:style-name="P12"><text:text-input text:description="">edge['wireSize']</text:text-input></text:p>
          </table:table-cell>
          <table:table-cell table:style-name="Table1.G2" office:value-type="string">
            <text:p text:style-name="P13"><text:text-input text:description="">edge['numWires']</text:text-input><office:annotation-end office:name="__Annotation__4517_160710445"/></text:p>
          </table:table-cell>
        </table:table-row>
      </table:table>
      <text:section text:style-name="Sect1" text:name="Transformer Properties">
        <text:p text:style-name="P8"/>
        <text:p text:style-name="P11"><text:span text:style-name="T2">Transformer</text:span><text:span text:style-name="T1"> Properties:</text:span><text:span text:style-name="T1"><office:annotation><dc:creator>Unknown Author</dc:creator><dc:date>2018-06-10T08:24:30.777000000</dc:date><text:p text:style-name="P28"><text:span text:style-name="T4">do section if xfmrExist</text:span></text:p></office:annotation></text:span></text:p>
        <text:p text:style-name="P21"/>
        <table:table table:name="Table4" table:style-name="Table4">
          <table:table-column table:style-name="Table4.A"/>
          <table:table-column table:style-name="Table4.B"/>
          <table:table-column table:style-name="Table4.C" table:number-columns-repeated="3"/>
          <table:table-column table:style-name="Table4.F"/>
          <table:table-column table:style-name="Table4.G"/>
          <table:table-column table:style-name="Table4.H"/>
          <table:table-column table:style-name="Table4.I"/>
          <table:table-row table:style-name="Table4.1">
            <table:table-cell table:style-name="Table4.A1" office:value-type="string">
              <text:p text:style-name="P18">Node</text:p>
            </table:table-cell>
            <table:table-cell table:style-name="Table4.A1" office:value-type="string">
              <text:p text:style-name="P18">Phase</text:p>
            </table:table-cell>
            <table:table-cell table:style-name="Table4.A1" office:value-type="string">
              <text:p text:style-name="P18">R%</text:p>
            </table:table-cell>
            <table:table-cell table:style-name="Table4.A1" office:value-type="string">
              <text:p text:style-name="P18">X%</text:p>
            </table:table-cell>
            <table:table-cell table:style-name="Table4.A1" office:value-type="string">
              <text:p text:style-name="P18">Tap Setting %</text:p>
            </table:table-cell>
            <table:table-cell table:style-name="Table4.A1" office:value-type="string">
              <text:p text:style-name="P18">Rating </text:p>
              <text:p text:style-name="P18">(KVA)</text:p>
            </table:table-cell>
            <table:table-cell table:style-name="Table4.A1" office:value-type="string">
              <text:p text:style-name="P18">Primary Voltage</text:p>
            </table:table-cell>
            <table:table-cell table:style-name="Table4.A1" office:value-type="string">
              <text:p text:style-name="P18">Secondary Voltage </text:p>
              <text:p text:style-name="P18">L-L</text:p>
            </table:table-cell>
            <table:table-cell table:style-name="Table4.I1" office:value-type="string">
              <text:p text:style-name="P18">Secondary Voltage </text:p>
              <text:p text:style-name="P18">L-G</text:p>
            </table:table-cell>
          </table:table-row>
          <table:table-row>
            <table:table-cell table:style-name="Table4.A2" office:value-type="string">
              <text:p text:style-name="P14"><office:annotation office:name="__Annotation__4458_799833208"><dc:creator>Unknown Author</dc:creator><dc:date>2018-06-10T08:25:01.393000000</dc:date><text:p text:style-name="P28"><text:span text:style-name="T4">do row for xfmr in xfmrData</text:span></text:p></office:annotation><text:s/><text:text-input text:description="">xfmr['name']</text:text-input><text:text-input text:description=""/></text:p>
            </table:table-cell>
            <table:table-cell table:style-name="Table4.B2" office:value-type="string">
              <text:p text:style-name="P14"><text:text-input text:description="">xfmr['phase']</text:text-input></text:p>
            </table:table-cell>
            <table:table-cell table:style-name="Table4.C2" office:value-type="string">
              <text:p text:style-name="P14"><text:text-input text:description="">xfmr['pctR']</text:text-input></text:p>
            </table:table-cell>
            <table:table-cell table:style-name="Table4.D2" office:value-type="string">
              <text:p text:style-name="P14"><text:text-input text:description="">xfmr['pctX']</text:text-input></text:p>
            </table:table-cell>
            <table:table-cell table:style-name="Table4.E2" office:value-type="string">
              <text:p text:style-name="P14"><text:text-input text:description="">xfmr['tap']</text:text-input></text:p>
            </table:table-cell>
            <table:table-cell table:style-name="Table4.F2" office:value-type="string">
              <text:p text:style-name="P14"><text:text-input text:description="">xfmr['rating']</text:text-input></text:p>
            </table:table-cell>
            <table:table-cell table:style-name="Table4.G2" office:value-type="string">
              <text:p text:style-name="P14"><text:text-input text:description="">xfmr['nomPrimaryV']</text:text-input></text:p>
            </table:table-cell>
            <table:table-cell table:style-name="Table4.H2" office:value-type="string">
              <text:p text:style-name="P14"><text:text-input text:description="">xfmr['nomSecondaryV2']</text:text-input></text:p>
            </table:table-cell>
            <table:table-cell table:style-name="Table4.I2" office:value-type="string">
              <text:p text:style-name="P14"><text:text-input text:description="">xfmr['nomSecondaryV1']</text:text-input><office:annotation-end office:name="__Annotation__4458_799833208"/></text:p>
            </table:table-cell>
          </table:table-row>
        </table:table>
      </text:section>
      <text:section text:style-name="Sect1" text:name="Plot">
        <text:p text:style-name="P24"><text:span text:style-name="T3"/></text:p>
        <text:p text:style-name="P26"><text:span text:style-name="T3">Node Plot</text:span><text:span text:style-name="T1">:</text:span><text:span text:style-name="T1"><office:annotation><dc:creator>Unknown Author</dc:creator><dc:date>2018-06-10T08:40:58.201000000</dc:date><text:p text:style-name="P28"><text:span text:style-name="T4">do section if plotting</text:span></text:p></office:annotation></text:span></text:p>
        <text:p text:style-name="P22"/>
        <text:p text:style-name="P23"><office:annotation office:name="__Annotation__7492_799833208"><dc:creator>Unknown Author</dc:creator><dc:date>2018-06-10T08:42:14.639000000</dc:date><text:p text:style-name="P28"><text:span text:style-name="T4">do text </text:span></text:p><text:p text:style-name="P28"><text:span text:style-name="T4">from document(at='%s' % outPutPathPlot )</text:span></text:p></office:annotation>node viz image here<office:annotation-end office:name="__Annotation__7492_799833208"/></text:p>
        <text:p text:style-name="P22"/>
      </text:section>
      <text:p text:style-name="P25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officeooo:rsid="002936ae" officeooo:paragraph-rsid="002936ae" style:font-size-asian="12pt" style:font-size-complex="12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>
      <style:page-layout-properties fo:page-width="11in" fo:page-height="17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5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1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Landscape" style:page-layout-name="Mpm3">
      <style:header>
        <text:p text:style-name="Header"/>
      </style:header>
    </style:master-page>
    <style:master-page style:name="Tabloid" style:page-layout-name="Mpm4">
      <style:header>
        <text:p text:style-name="MP1"/>
      </style:header>
      <style:footer>
        <text:p text:style-name="MP2"><text:page-number text:select-page="current">5</text:page-number></text:p>
      </style:footer>
    </style:master-page>
    <style:master-page style:name="Left_20_Page" style:display-name="Left Page" style:page-layout-name="Mpm5" style:next-style-name="Right_20_Page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Envelope" style:page-layout-name="Mpm7">
      <style:header>
        <text:p text:style-name="Header"/>
      </style:header>
    </style:master-page>
    <style:master-page style:name="HTML" style:page-layout-name="Mpm8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Endnot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14:06:02.635000000</meta:creation-date>
    <dc:date>2018-06-10T09:24:54.368000000</dc:date>
    <meta:editing-duration>PT5H43M29S</meta:editing-duration>
    <meta:editing-cycles>60</meta:editing-cycles>
    <meta:generator>LibreOffice/6.0.4.2$Windows_X86_64 LibreOffice_project/9b0d9b32d5dcda91d2f1a96dc04c645c450872bf</meta:generator>
    <meta:document-statistic meta:table-count="3" meta:image-count="0" meta:object-count="0" meta:page-count="5" meta:paragraph-count="60" meta:word-count="155" meta:character-count="843" meta:non-whitespace-character-count="794"/>
  </office:meta>
</office:document-meta>
</file>